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Title">
      <style:text-properties officeooo:rsid="0049dd0e" officeooo:paragraph-rsid="0049dd0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end" style:justify-single-word="false"/>
      <style:text-properties officeooo:paragraph-rsid="000ff928"/>
    </style:style>
    <style:style style:name="P5" style:family="paragraph" style:parent-style-name="Text_20_body">
      <style:text-properties officeooo:rsid="0005a9e8" officeooo:paragraph-rsid="0005a9e8"/>
    </style:style>
    <style:style style:name="P6" style:family="paragraph" style:parent-style-name="Title">
      <style:text-properties officeooo:rsid="0005a9e8" officeooo:paragraph-rsid="0005a9e8"/>
    </style:style>
    <style:style style:name="P7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8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9" style:family="paragraph" style:parent-style-name="Text_20_body">
      <style:text-properties officeooo:rsid="0005a9e8" officeooo:paragraph-rsid="0048b366"/>
    </style:style>
    <style:style style:name="P10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4d7fdb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18" style:family="paragraph" style:parent-style-name="Text_20_body">
      <style:paragraph-properties fo:text-align="justify" style:justify-single-word="false" fo:break-before="pag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19" style:family="paragraph" style:parent-style-name="Text_20_body">
      <style:paragraph-properties fo:text-align="justify" style:justify-single-word="false" fo:break-before="column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51d622" style:font-name-asian="Microsoft YaHei" style:font-size-asian="12pt" style:font-weight-asian="normal" style:font-name-complex="Arial1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5212f0" style:font-name-asian="Microsoft YaHei" style:font-size-asian="12pt" style:font-weight-asian="normal" style:font-name-complex="Arial1" style:font-size-complex="12pt" style:font-weight-complex="normal"/>
    </style:style>
    <style:style style:name="P22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51d622" style:font-name-asian="Microsoft YaHei" style:font-size-asian="12pt" style:font-weight-asian="normal" style:font-name-complex="Arial1" style:font-size-complex="12pt" style:font-weight-complex="normal"/>
    </style:style>
    <style:style style:name="P23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5212f0" style:font-name-asian="Microsoft YaHei" style:font-size-asian="12pt" style:font-weight-asian="normal" style:font-name-complex="Arial1" style:font-size-complex="12pt" style:font-weight-complex="normal"/>
    </style:style>
    <style:style style:name="P24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55998d" style:font-name-asian="Microsoft YaHei" style:font-size-asian="12pt" style:font-weight-asian="normal" style:font-name-complex="Arial1" style:font-size-complex="12pt" style:font-weight-complex="normal"/>
    </style:style>
    <style:style style:name="P25" style:family="paragraph" style:parent-style-name="Heading_20_2">
      <style:paragraph-properties fo:text-align="justify" style:justify-single-word="false" fo:break-before="page"/>
    </style:style>
    <style:style style:name="P26" style:family="paragraph" style:parent-style-name="Text_20_body">
      <style:text-properties officeooo:rsid="004f0162" officeooo:paragraph-rsid="004f0162"/>
    </style:style>
    <style:style style:name="P27" style:family="paragraph" style:parent-style-name="Text_20_body">
      <style:paragraph-properties fo:text-align="justify" style:justify-single-word="false"/>
      <style:text-properties officeooo:rsid="004f0162" officeooo:paragraph-rsid="004f0162"/>
    </style:style>
    <style:style style:name="P28" style:family="paragraph" style:parent-style-name="Text_20_body">
      <style:paragraph-properties fo:text-align="justify" style:justify-single-word="false"/>
      <style:text-properties officeooo:rsid="004f0162" officeooo:paragraph-rsid="004fbddf"/>
    </style:style>
    <style:style style:name="P29" style:family="paragraph" style:parent-style-name="Text_20_body">
      <style:paragraph-properties fo:text-align="justify" style:justify-single-word="false"/>
      <style:text-properties officeooo:rsid="004f0162" officeooo:paragraph-rsid="0051d622"/>
    </style:style>
    <style:style style:name="P30" style:family="paragraph" style:parent-style-name="Text_20_body">
      <style:paragraph-properties fo:margin-top="0cm" fo:margin-bottom="0.146cm" style:contextual-spacing="false" fo:text-align="justify" style:justify-single-word="false"/>
      <style:text-properties style:font-name="Liberation Mono" fo:font-size="10pt" fo:font-weight="normal" officeooo:rsid="002b2633" officeooo:paragraph-rsid="000ff928" style:font-name-asian="Noto Sans Mono CJK SC" style:font-size-asian="10pt" style:font-weight-asian="normal" style:font-name-complex="Liberation Mono" style:font-size-complex="10pt" style:font-weight-complex="normal"/>
    </style:style>
    <style:style style:name="P31" style:family="paragraph" style:parent-style-name="Text_20_body">
      <loext:graphic-properties draw:fill="solid" draw:fill-color="#e8f2a1" draw:fill-gradient-name="gradient" draw:fill-hatch-name="hatch"/>
      <style:paragraph-properties fo:margin-left="2cm" fo:margin-right="2cm" fo:margin-top="0cm" fo:margin-bottom="0.146cm" style:contextual-spacing="false" fo:text-align="justify" style:justify-single-word="false" fo:text-indent="0cm" style:auto-text-indent="false" fo:background-color="#e8f2a1" fo:padding="0.15cm" fo:border="0.06pt solid #000000"/>
      <style:text-properties style:font-name="Liberation Mono" fo:font-size="10pt" fo:font-weight="normal" officeooo:rsid="002b2633" officeooo:paragraph-rsid="000ff928" style:font-name-asian="Noto Sans Mono CJK SC" style:font-size-asian="10pt" style:font-weight-asian="normal" style:font-name-complex="Liberation Mono" style:font-size-complex="10pt" style:font-weight-complex="normal"/>
    </style:style>
    <style:style style:name="P32" style:family="paragraph" style:parent-style-name="Title" style:master-page-name="sin_20_numeracion">
      <style:paragraph-properties fo:text-align="start" style:justify-single-word="false" style:page-number="auto"/>
      <style:text-properties fo:font-size="22pt" officeooo:rsid="004d7fdb" officeooo:paragraph-rsid="004d7fdb" style:font-size-asian="19.25pt" style:font-size-complex="22pt"/>
    </style:style>
    <style:style style:name="P33" style:family="paragraph" style:parent-style-name="Heading_20_2">
      <style:paragraph-properties fo:text-align="justify" style:justify-single-word="false" fo:break-before="page"/>
    </style:style>
    <style:style style:name="P34" style:family="paragraph" style:parent-style-name="Preformatted_20_Text">
      <loext:graphic-properties draw:fill="solid" draw:fill-color="#f8f8f8" draw:opacity="100%"/>
      <style:paragraph-properties fo:background-color="#f8f8f8"/>
      <style:text-properties fo:language="zxx" fo:country="none"/>
    </style:style>
    <style:style style:name="P35" style:family="paragraph" style:parent-style-name="Preformatted_20_Text">
      <loext:graphic-properties draw:fill="solid" draw:fill-color="#f8f8f8" draw:opacity="100%"/>
      <style:paragraph-properties fo:background-color="#f8f8f8"/>
      <style:text-properties fo:color="#9c6500" loext:opacity="100%" fo:language="zxx" fo:country="none" fo:font-style="normal" style:text-underline-style="none" fo:font-weight="normal" fo:background-color="transparent"/>
    </style:style>
    <style:style style:name="P36" style:family="paragraph" style:parent-style-name="Preformatted_20_Text">
      <loext:graphic-properties draw:fill="solid" draw:fill-color="#f8f8f8" draw:opacity="100%"/>
      <style:paragraph-properties fo:background-color="#f8f8f8"/>
      <style:text-properties fo:color="#008000" loext:opacity="100%" fo:language="zxx" fo:country="none" fo:font-style="normal" style:text-underline-style="none" fo:font-weight="bold" fo:background-color="transparent"/>
    </style:style>
    <style:style style:name="P37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Heading">
      <style:paragraph-properties fo:line-height="200%" fo:text-align="center" style:justify-single-word="false"/>
    </style:style>
    <style:style style:name="P46" style:family="paragraph" style:parent-style-name="Footer">
      <style:paragraph-properties fo:text-align="end" style:justify-single-word="false"/>
      <style:text-properties officeooo:paragraph-rsid="0057460c"/>
    </style:style>
    <style:style style:name="P47" style:family="paragraph" style:parent-style-name="Footer">
      <style:paragraph-properties fo:text-align="justify" style:justify-single-word="false"/>
      <style:text-properties officeooo:paragraph-rsid="0057460c"/>
    </style:style>
    <style:style style:name="P48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f0162" officeooo:paragraph-rsid="004f0162" style:font-name-asian="Microsoft YaHei" style:font-size-asian="18pt" style:font-weight-asian="bold" style:font-name-complex="Arial1" style:font-size-complex="18pt" style:font-weight-complex="bold"/>
    </style:style>
    <style:style style:name="P49" style:family="paragraph" style:parent-style-name="Heading_20_4">
      <style:text-properties officeooo:paragraph-rsid="004f0162"/>
    </style:style>
    <style:style style:name="P50" style:family="paragraph" style:parent-style-name="Heading_20_4">
      <style:text-properties officeooo:paragraph-rsid="004fbddf"/>
    </style:style>
    <style:style style:name="P51" style:family="paragraph" style:parent-style-name="Heading_20_4">
      <style:text-properties officeooo:paragraph-rsid="0051d622"/>
    </style:style>
    <style:style style:name="P52" style:family="paragraph" style:parent-style-name="Text_20_body">
      <style:paragraph-properties fo:text-align="end" style:justify-single-word="false"/>
      <style:text-properties officeooo:rsid="004f0162" officeooo:paragraph-rsid="0005a9e8"/>
    </style:style>
    <style:style style:name="P53" style:family="paragraph" style:parent-style-name="Text_20_body">
      <style:paragraph-properties fo:text-align="justify" style:justify-single-word="false"/>
      <style:text-properties officeooo:rsid="004fbddf" officeooo:paragraph-rsid="004fbddf"/>
    </style:style>
    <style:style style:name="P54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57460c" style:font-name-asian="Microsoft YaHei" style:font-size-asian="12pt" style:font-weight-asian="normal" style:font-name-complex="Arial1" style:font-size-complex="12pt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58b3d8" style:font-name-asian="Microsoft YaHei" style:font-size-asian="12pt" style:font-weight-asian="normal" style:font-name-complex="Arial1" style:font-size-complex="12pt" style:font-weight-complex="normal"/>
    </style:style>
    <style:style style:name="P56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5212f0" style:font-name-asian="Microsoft YaHei" style:font-size-asian="12pt" style:font-weight-asian="normal" style:font-name-complex="Arial1" style:font-size-complex="12pt" style:font-weight-complex="normal"/>
    </style:style>
    <style:style style:name="P57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55998d" style:font-name-asian="Microsoft YaHei" style:font-size-asian="12pt" style:font-weight-asian="normal" style:font-name-complex="Arial1" style:font-size-complex="12pt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58b3d8" officeooo:paragraph-rsid="0058b3d8" style:font-name-asian="Microsoft YaHei" style:font-size-asian="12pt" style:font-weight-asian="normal" style:font-name-complex="Arial1" style:font-size-complex="12pt" style:font-weight-complex="normal"/>
    </style:style>
    <style:style style:name="P59" style:family="paragraph" style:parent-style-name="Text_20_body" style:list-style-name="L2">
      <style:paragraph-properties fo:text-align="justify" style:justify-single-word="false"/>
      <style:text-properties style:font-name="Liberation Sans" fo:font-size="12pt" fo:font-weight="normal" officeooo:paragraph-rsid="0057460c"/>
    </style:style>
    <style:style style:name="P60" style:family="paragraph" style:parent-style-name="Text_20_body">
      <loext:graphic-properties draw:fill="solid" draw:fill-color="#f8f8f8" draw:fill-gradient-name="gradient" draw:fill-hatch-name="hatch" draw:opacity="100%"/>
      <style:paragraph-properties fo:margin-left="2cm" fo:margin-right="2cm" fo:margin-top="0cm" fo:margin-bottom="0.146cm" style:contextual-spacing="false" fo:text-align="start" style:justify-single-word="false" fo:text-indent="0cm" style:auto-text-indent="false" fo:background-color="#f8f8f8" fo:padding="0.15cm" fo:border="0.06pt solid #000000"/>
      <style:text-properties style:font-name="Liberation Mono" fo:font-size="8pt" fo:language="zxx" fo:country="none" officeooo:rsid="002b2633" officeooo:paragraph-rsid="0053a242" style:font-name-asian="Noto Sans Mono CJK SC" style:font-size-asian="8pt" style:font-weight-asian="normal" style:font-name-complex="Liberation Mono" style:font-size-complex="8pt" style:font-weight-complex="normal"/>
    </style:style>
    <style:style style:name="P61" style:family="paragraph" style:parent-style-name="Text_20_body">
      <loext:graphic-properties draw:fill="solid" draw:fill-color="#f8f8f8" draw:fill-gradient-name="gradient" draw:fill-hatch-name="hatch" draw:opacity="100%"/>
      <style:paragraph-properties fo:margin-left="2cm" fo:margin-right="2cm" fo:margin-top="0cm" fo:margin-bottom="0.146cm" style:contextual-spacing="false" fo:text-align="start" style:justify-single-word="false" fo:text-indent="0cm" style:auto-text-indent="false" fo:background-color="#f8f8f8" fo:padding="0.15cm" fo:border="0.06pt solid #000000"/>
      <style:text-properties style:font-name="Liberation Mono" fo:font-size="8pt" fo:language="zxx" fo:country="none" officeooo:rsid="002b2633" officeooo:paragraph-rsid="0058926e" style:font-name-asian="Noto Sans Mono CJK SC" style:font-size-asian="8pt" style:font-weight-asian="normal" style:font-name-complex="Liberation Mono" style:font-size-complex="8pt" style:font-weight-complex="normal"/>
    </style:style>
    <style:style style:name="P62" style:family="paragraph" style:parent-style-name="Text_20_body">
      <loext:graphic-properties draw:fill="solid" draw:fill-color="#f8f8f8" draw:fill-gradient-name="gradient" draw:fill-hatch-name="hatch" draw:opacity="100%"/>
      <style:paragraph-properties fo:margin-left="2cm" fo:margin-right="2cm" fo:margin-top="0cm" fo:margin-bottom="0.146cm" style:contextual-spacing="false" fo:text-align="start" style:justify-single-word="false" fo:text-indent="0cm" style:auto-text-indent="false" fo:background-color="#f8f8f8" fo:padding="0.15cm" fo:border="0.06pt solid #000000"/>
      <style:text-properties style:font-name="Liberation Mono" fo:font-size="8pt" fo:language="zxx" fo:country="none" officeooo:rsid="002b2633" officeooo:paragraph-rsid="0059a552" style:font-name-asian="Noto Sans Mono CJK SC" style:font-size-asian="8pt" style:font-weight-asian="normal" style:font-name-complex="Liberation Mono" style:font-size-complex="8pt" style:font-weight-complex="normal"/>
    </style:style>
    <style:style style:name="P63" style:family="paragraph" style:parent-style-name="Text_20_body">
      <loext:graphic-properties draw:fill="solid" draw:fill-color="#f8f8f8" draw:fill-gradient-name="gradient" draw:fill-hatch-name="hatch" draw:opacity="100%"/>
      <style:paragraph-properties fo:margin-left="2cm" fo:margin-right="2cm" fo:margin-top="0cm" fo:margin-bottom="0.146cm" style:contextual-spacing="false" fo:text-align="start" style:justify-single-word="false" fo:text-indent="0cm" style:auto-text-indent="false" fo:background-color="#f8f8f8" fo:padding="0.15cm" fo:border="0.06pt solid #000000"/>
      <style:text-properties fo:color="#000000" loext:opacity="100%" style:font-name="Liberation Mono" fo:font-size="8pt" fo:language="zxx" fo:country="none" fo:font-style="normal" style:text-underline-style="none" fo:font-weight="normal" officeooo:rsid="002b2633" officeooo:paragraph-rsid="0058926e" fo:background-color="transparent" style:font-name-asian="Noto Sans Mono CJK SC" style:font-size-asian="8pt" style:font-weight-asian="normal" style:font-name-complex="Liberation Mono" style:font-size-complex="8pt" style:font-weight-complex="normal"/>
    </style:style>
    <style:style style:name="P64" style:family="paragraph" style:parent-style-name="Text_20_body">
      <loext:graphic-properties draw:fill="solid" draw:fill-color="#f8f8f8" draw:fill-gradient-name="gradient" draw:fill-hatch-name="hatch" draw:opacity="100%"/>
      <style:paragraph-properties fo:margin-left="2cm" fo:margin-right="2cm" fo:margin-top="0cm" fo:margin-bottom="0.146cm" style:contextual-spacing="false" fo:text-align="start" style:justify-single-word="false" fo:text-indent="0cm" style:auto-text-indent="false" fo:background-color="#f8f8f8" fo:padding="0.15cm" fo:border="0.06pt solid #000000"/>
      <style:text-properties fo:color="#000000" loext:opacity="100%" style:font-name="Liberation Mono" fo:font-size="8pt" fo:language="zxx" fo:country="none" fo:font-style="normal" style:text-underline-style="none" fo:font-weight="normal" officeooo:rsid="002b2633" officeooo:paragraph-rsid="0053a242" fo:background-color="transparent" style:font-name-asian="Noto Sans Mono CJK SC" style:font-size-asian="8pt" style:font-weight-asian="normal" style:font-name-complex="Liberation Mono" style:font-size-complex="8pt" style:font-weight-complex="normal"/>
    </style:style>
    <style:style style:name="P65" style:family="paragraph" style:parent-style-name="Text_20_body">
      <loext:graphic-properties draw:fill="solid" draw:fill-color="#f8f8f8" draw:fill-gradient-name="gradient" draw:fill-hatch-name="hatch" draw:opacity="100%"/>
      <style:paragraph-properties fo:margin-left="2cm" fo:margin-right="2cm" fo:margin-top="0cm" fo:margin-bottom="0.146cm" style:contextual-spacing="false" fo:text-align="start" style:justify-single-word="false" fo:text-indent="0cm" style:auto-text-indent="false" fo:background-color="#f8f8f8" fo:padding="0.15cm" fo:border="0.06pt solid #000000"/>
      <style:text-properties fo:color="#9c6500" loext:opacity="100%" style:font-name="Liberation Mono" fo:font-size="8pt" fo:language="zxx" fo:country="none" fo:font-style="normal" style:text-underline-style="none" fo:font-weight="normal" officeooo:rsid="002b2633" officeooo:paragraph-rsid="0058926e" fo:background-color="transparent" style:font-name-asian="Noto Sans Mono CJK SC" style:font-size-asian="8pt" style:font-weight-asian="normal" style:font-name-complex="Liberation Mono" style:font-size-complex="8pt" style:font-weight-complex="normal"/>
    </style:style>
    <style:style style:name="P66" style:family="paragraph" style:parent-style-name="Text_20_body">
      <loext:graphic-properties draw:fill="solid" draw:fill-color="#f8f8f8" draw:fill-gradient-name="gradient" draw:fill-hatch-name="hatch" draw:opacity="100%"/>
      <style:paragraph-properties fo:margin-left="2cm" fo:margin-right="2cm" fo:margin-top="0cm" fo:margin-bottom="0.146cm" style:contextual-spacing="false" fo:text-align="start" style:justify-single-word="false" fo:text-indent="0cm" style:auto-text-indent="false" fo:background-color="#f8f8f8" fo:padding="0.15cm" fo:border="0.06pt solid #000000"/>
      <style:text-properties fo:color="#9c6500" loext:opacity="100%" style:font-name="Liberation Mono" fo:font-size="8pt" fo:language="zxx" fo:country="none" fo:font-style="normal" style:text-underline-style="none" fo:font-weight="normal" officeooo:rsid="002b2633" officeooo:paragraph-rsid="0053a242" fo:background-color="transparent" style:font-name-asian="Noto Sans Mono CJK SC" style:font-size-asian="8pt" style:font-weight-asian="normal" style:font-name-complex="Liberation Mono" style:font-size-complex="8pt" style:font-weight-complex="normal"/>
    </style:style>
    <style:style style:name="P67" style:family="paragraph" style:parent-style-name="Text_20_body">
      <loext:graphic-properties draw:fill="solid" draw:fill-color="#f8f8f8" draw:fill-gradient-name="gradient" draw:fill-hatch-name="hatch" draw:opacity="100%"/>
      <style:paragraph-properties fo:margin-left="2cm" fo:margin-right="2cm" fo:margin-top="0cm" fo:margin-bottom="0.146cm" style:contextual-spacing="false" fo:text-align="start" style:justify-single-word="false" fo:text-indent="0cm" style:auto-text-indent="false" fo:background-color="#f8f8f8" fo:padding="0.15cm" fo:border="0.06pt solid #000000"/>
      <style:text-properties fo:color="#008000" loext:opacity="100%" style:font-name="Liberation Mono" fo:font-size="8pt" fo:language="zxx" fo:country="none" fo:font-style="normal" style:text-underline-style="none" fo:font-weight="bold" officeooo:rsid="002b2633" officeooo:paragraph-rsid="0058926e" fo:background-color="transparent" style:font-name-asian="Noto Sans Mono CJK SC" style:font-size-asian="8pt" style:font-weight-asian="normal" style:font-name-complex="Liberation Mono" style:font-size-complex="8pt" style:font-weight-complex="normal"/>
    </style:style>
    <style:style style:name="P68" style:family="paragraph" style:parent-style-name="Text_20_body">
      <loext:graphic-properties draw:fill="solid" draw:fill-color="#f8f8f8" draw:fill-gradient-name="gradient" draw:fill-hatch-name="hatch" draw:opacity="100%"/>
      <style:paragraph-properties fo:margin-left="2cm" fo:margin-right="2cm" fo:margin-top="0cm" fo:margin-bottom="0.146cm" style:contextual-spacing="false" fo:text-align="start" style:justify-single-word="false" fo:text-indent="0cm" style:auto-text-indent="false" fo:background-color="#f8f8f8" fo:padding="0.15cm" fo:border="0.06pt solid #000000"/>
      <style:text-properties fo:color="#008000" loext:opacity="100%" style:font-name="Liberation Mono" fo:font-size="8pt" fo:language="zxx" fo:country="none" fo:font-style="normal" style:text-underline-style="none" fo:font-weight="bold" officeooo:rsid="002b2633" officeooo:paragraph-rsid="0053a242" fo:background-color="transparent" style:font-name-asian="Noto Sans Mono CJK SC" style:font-size-asian="8pt" style:font-weight-asian="normal" style:font-name-complex="Liberation Mono" style:font-size-complex="8pt" style:font-weight-complex="normal"/>
    </style:style>
    <style:style style:name="T1" style:family="text">
      <style:text-properties style:font-name="Liberation Sans" fo:font-weight="bold" style:font-name-asian="Microsoft YaHei" style:font-weight-asian="bold" style:font-name-complex="Arial1" style:font-weight-complex="bold"/>
    </style:style>
    <style:style style:name="T2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3" style:family="text">
      <style:text-properties officeooo:rsid="004fbddf"/>
    </style:style>
    <style:style style:name="T4" style:family="text">
      <style:text-properties officeooo:rsid="0051d622"/>
    </style:style>
    <style:style style:name="T5" style:family="text">
      <style:text-properties officeooo:rsid="004a406b"/>
    </style:style>
    <style:style style:name="T6" style:family="text">
      <style:text-properties fo:font-variant="normal" fo:text-transform="none" fo:color="#212529" loext:opacity="100%" style:font-name="apple-system" fo:font-size="11.25pt" fo:letter-spacing="normal" fo:font-style="normal"/>
    </style:style>
    <style:style style:name="T7" style:family="text">
      <style:text-properties fo:font-variant="normal" fo:text-transform="none" fo:color="#212529" loext:opacity="100%" style:font-name="apple-system" fo:font-size="11.25pt" fo:letter-spacing="normal" fo:font-style="normal" officeooo:rsid="002b2633" style:font-name-asian="Microsoft YaHei" style:font-size-asian="12pt" style:font-weight-asian="normal" style:font-name-complex="Arial1" style:font-size-complex="12pt" style:font-weight-complex="normal"/>
    </style:style>
    <style:style style:name="T8" style:family="text">
      <style:text-properties fo:font-variant="normal" fo:text-transform="none" fo:color="#212529" loext:opacity="100%" style:font-name="apple-system" fo:font-size="11.25pt" fo:letter-spacing="normal" fo:font-style="normal" officeooo:rsid="0057460c"/>
    </style:style>
    <style:style style:name="T9" style:family="text">
      <style:text-properties fo:font-variant="normal" fo:text-transform="none" fo:color="#212529" loext:opacity="100%" style:font-name="apple-system" fo:font-size="11.25pt" fo:letter-spacing="normal" fo:language="en" fo:country="US" fo:font-style="normal"/>
    </style:style>
    <style:style style:name="T10" style:family="text">
      <style:text-properties fo:font-variant="normal" fo:text-transform="none" fo:color="#212529" loext:opacity="100%" style:font-name="apple-system" fo:font-size="11.25pt" fo:letter-spacing="normal" fo:language="en" fo:country="US" fo:font-style="normal" officeooo:rsid="002b2633" style:font-name-asian="Microsoft YaHei" style:font-size-asian="12pt" style:font-weight-asian="normal" style:font-name-complex="Arial1" style:font-size-complex="12pt" style:font-weight-complex="normal"/>
    </style:style>
    <style:style style:name="T11" style:family="text">
      <style:text-properties officeooo:rsid="0049dd0e"/>
    </style:style>
    <style:style style:name="T12" style:family="text">
      <style:text-properties fo:color="#000000" loext:opacity="100%" fo:font-style="normal" style:text-underline-style="none" fo:font-weight="normal" fo:background-color="transparent" loext:char-shading-value="0"/>
    </style:style>
    <style:style style:name="T13" style:family="text">
      <style:text-properties fo:color="#000000" loext:opacity="100%" fo:font-style="normal" style:text-underline-style="none" fo:font-weight="normal" officeooo:rsid="00545654" fo:background-color="transparent" loext:char-shading-value="0"/>
    </style:style>
    <style:style style:name="T14" style:family="text">
      <style:text-properties fo:color="#008000" loext:opacity="100%" fo:font-style="normal" style:text-underline-style="none" fo:font-weight="bold" fo:background-color="transparent" loext:char-shading-value="0"/>
    </style:style>
    <style:style style:name="T15" style:family="text">
      <style:text-properties fo:color="#687822" loext:opacity="100%" fo:font-style="normal" style:text-underline-style="none" fo:font-weight="normal" fo:background-color="transparent" loext:char-shading-value="0"/>
    </style:style>
    <style:style style:name="T16" style:family="text">
      <style:text-properties fo:color="#ba2121" loext:opacity="100%" fo:font-style="normal" style:text-underline-style="none" fo:font-weight="normal" fo:background-color="transparent" loext:char-shading-value="0"/>
    </style:style>
    <style:style style:name="T17" style:family="text">
      <style:text-properties officeooo:rsid="0058b3d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6249*" fo:start-indent="0cm" fo:end-indent="0.249cm"/>
          <style:column style:rel-width="3333*" fo:start-indent="0.249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CIFP C<text:span text:style-name="T1">ésar Manrique.</text:span></text:p>
      <text:p text:style-name="P16"><text:bookmark-start text:name="Materia"/>Lenguajes de marcas y sistemas de gestión de información (DAW_LMSGI)<text:bookmark-end text:name="Materia"/></text:p>
      <text:p text:style-name="P6"/>
      <text:p text:style-name="P6"/>
      <text:p text:style-name="P6"/>
      <text:p text:style-name="P6"/>
      <text:p text:style-name="P5"/>
      <text:p text:style-name="P5"/>
      <text:p text:style-name="P15"/>
      <text:p text:style-name="P5"/>
      <text:p text:style-name="P2"><text:bookmark-start text:name="Nombre"/>Tarea para LMSGI01<text:bookmark-end text:name="Nombre"/></text:p>
      <text:p text:style-name="P9"/>
      <text:p text:style-name="P9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2"><text:bookmark-start text:name="autor"/>Juan Carlos Francisco Mesa<text:bookmark-end text:name="autor"/></text:p>
      <text:p text:style-name="P7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8"/>
      <text:p text:style-name="P8"/>
      <text:p text:style-name="P8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0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5">Índice</text:p>
          </text:index-title>
          <text:p text:style-name="P37"><text:a xlink:type="simple" xlink:href="#__RefHeading___Toc1569_4226003634" text:style-name="Index_20_Link" text:visited-style-name="Index_20_Link">Actividades Propuestas<text:tab/>1</text:a></text:p>
          <text:p text:style-name="P39"><text:a xlink:type="simple" xlink:href="#__RefHeading___Toc983_1329698060" text:style-name="Index_20_Link" text:visited-style-name="Index_20_Link">1.- Indica por qué los siguientes ejemplos XML son incorrectos.<text:tab/>1</text:a></text:p>
          <text:p text:style-name="P41"><text:a xlink:type="simple" xlink:href="#__RefHeading___Toc985_1329698060" text:style-name="Index_20_Link" text:visited-style-name="Index_20_Link">Ejercicio 1a)<text:tab/>1</text:a></text:p>
          <text:p text:style-name="P43"><text:a xlink:type="simple" xlink:href="#__RefHeading___Toc987_1329698060" text:style-name="Index_20_Link" text:visited-style-name="Index_20_Link">Respuesta:<text:tab/>1</text:a></text:p>
          <text:p text:style-name="P41"><text:a xlink:type="simple" xlink:href="#__RefHeading___Toc989_1329698060" text:style-name="Index_20_Link" text:visited-style-name="Index_20_Link">Ejercicio 1b)<text:tab/>1</text:a></text:p>
          <text:p text:style-name="P43"><text:a xlink:type="simple" xlink:href="#__RefHeading___Toc991_1329698060" text:style-name="Index_20_Link" text:visited-style-name="Index_20_Link">Respuesta:<text:tab/>1</text:a></text:p>
          <text:p text:style-name="P41"><text:a xlink:type="simple" xlink:href="#__RefHeading___Toc993_1329698060" text:style-name="Index_20_Link" text:visited-style-name="Index_20_Link">Ejercicio 1c)<text:tab/>1</text:a></text:p>
          <text:p text:style-name="P43"><text:a xlink:type="simple" xlink:href="#__RefHeading___Toc995_1329698060" text:style-name="Index_20_Link" text:visited-style-name="Index_20_Link">Respuesta:<text:tab/>1</text:a></text:p>
          <text:p text:style-name="P41"><text:a xlink:type="simple" xlink:href="#__RefHeading___Toc997_1329698060" text:style-name="Index_20_Link" text:visited-style-name="Index_20_Link">Ejercicio 1d)<text:tab/>2</text:a></text:p>
          <text:p text:style-name="P43"><text:a xlink:type="simple" xlink:href="#__RefHeading___Toc999_1329698060" text:style-name="Index_20_Link" text:visited-style-name="Index_20_Link">Respuesta:<text:tab/>2</text:a></text:p>
          <text:p text:style-name="P41"><text:a xlink:type="simple" xlink:href="#__RefHeading___Toc1001_1329698060" text:style-name="Index_20_Link" text:visited-style-name="Index_20_Link">Ejercicio 1e)<text:tab/>2</text:a></text:p>
          <text:p text:style-name="P41"><text:a xlink:type="simple" xlink:href="#__RefHeading___Toc1003_1329698060" text:style-name="Index_20_Link" text:visited-style-name="Index_20_Link">Ejercicio 1f)<text:tab/>2</text:a></text:p>
          <text:p text:style-name="P43"><text:a xlink:type="simple" xlink:href="#__RefHeading___Toc1005_1329698060" text:style-name="Index_20_Link" text:visited-style-name="Index_20_Link">Respuesta:<text:tab/>2</text:a></text:p>
          <text:p text:style-name="P41"><text:a xlink:type="simple" xlink:href="#__RefHeading___Toc1007_1329698060" text:style-name="Index_20_Link" text:visited-style-name="Index_20_Link">Ejercicio 1g)<text:tab/>2</text:a></text:p>
          <text:p text:style-name="P43"><text:a xlink:type="simple" xlink:href="#__RefHeading___Toc1009_1329698060" text:style-name="Index_20_Link" text:visited-style-name="Index_20_Link">Respuesta:<text:tab/>2</text:a></text:p>
          <text:p text:style-name="P41"><text:a xlink:type="simple" xlink:href="#__RefHeading___Toc1011_1329698060" text:style-name="Index_20_Link" text:visited-style-name="Index_20_Link">Ejercicio 1h)<text:tab/>3</text:a></text:p>
          <text:p text:style-name="P43"><text:a xlink:type="simple" xlink:href="#__RefHeading___Toc1013_1329698060" text:style-name="Index_20_Link" text:visited-style-name="Index_20_Link">Respuesta:<text:tab/>3</text:a></text:p>
          <text:p text:style-name="P39"><text:a xlink:type="simple" xlink:href="#__RefHeading___Toc1015_1329698060" text:style-name="Index_20_Link" text:visited-style-name="Index_20_Link">Diseñar un documento válido en XML que permita estructurar la información de una agenda de teléfonos.<text:tab/>4</text:a></text:p>
          <text:p text:style-name="P39"><text:a xlink:type="simple" xlink:href="#__RefHeading___Toc1309_2620856587" text:style-name="Index_20_Link" text:visited-style-name="Index_20_Link">Diseñar un documento válido en XML que permita estructurar la información de las recetas de cocina de un restaurante y aplicarlo a la siguiente receta de cocina.<text:tab/>5</text:a></text:p>
          <text:p text:style-name="P39"><text:a xlink:type="simple" xlink:href="#__RefHeading___Toc1311_2620856587" text:style-name="Index_20_Link" text:visited-style-name="Index_20_Link">Diseñar un documento XML válido que permita estructurar la información para permitir su gestión informática de los alumnos de un modulo del ciclo formativo DAM.<text:tab/>8</text:a></text:p>
        </text:index-body>
      </text:table-of-content>
      <text:h text:style-name="P48" text:outline-level="1"><text:bookmark-start text:name="__RefHeading___Toc1569_4226003634"/>Actividades Propuestas<text:bookmark-end text:name="__RefHeading___Toc1569_4226003634"/></text:h>
      <text:h text:style-name="Heading_20_2" text:outline-level="2"><text:bookmark-start text:name="__RefHeading___Toc983_1329698060"/>1.- Indica por qué <text:s/>los siguientes ejemplos XML son incorrectos.<text:bookmark-end text:name="__RefHeading___Toc983_1329698060"/></text:h>
      <text:h text:style-name="Heading_20_3" text:outline-level="3" text:is-list-header="true"><text:bookmark-start text:name="__RefHeading___Toc985_1329698060"/>Ejercicio 1a)<text:bookmark-end text:name="__RefHeading___Toc985_1329698060"/></text:h>
      <text:p text:style-name="Text_20_body"/>
      <text:p text:style-name="Text_20_body"><text:tab/>&lt;elemento&gt;Elemento 1&lt;/elemento&gt;</text:p>
      <text:p text:style-name="Text_20_body"><text:tab/>&lt;elemento&gt;Elemento 2&lt;/elemento&gt;</text:p>
      <text:p text:style-name="Text_20_body"/>
      <text:h text:style-name="Heading_20_4" text:outline-level="4"><text:bookmark-start text:name="__RefHeading___Toc987_1329698060"/>Respuesta:<text:bookmark-end text:name="__RefHeading___Toc987_1329698060"/></text:h>
      <text:p text:style-name="P26">En este ejercicio podemos observar la existencia de más de un elemento raiz.</text:p>
      <text:p text:style-name="Text_20_body"/>
      <text:h text:style-name="Heading_20_3" text:outline-level="3" text:is-list-header="true"><text:bookmark-start text:name="__RefHeading___Toc989_1329698060"/>Ejercicio 1b)<text:bookmark-end text:name="__RefHeading___Toc989_1329698060"/></text:h>
      <text:p text:style-name="Text_20_body"/>
      <text:p text:style-name="Text_20_body"><text:tab/>&lt;elemento&gt;Coche&lt;/ELEMENTO&gt;</text:p>
      <text:p text:style-name="Text_20_body"/>
      <text:h text:style-name="P49" text:outline-level="4"><text:bookmark-start text:name="__RefHeading___Toc991_1329698060"/>Respuesta:<text:bookmark-end text:name="__RefHeading___Toc991_1329698060"/></text:h>
      <text:p text:style-name="P27">En este ejercicio podemos observar <text:span text:style-name="T3">que la etiqueta de apertura está en minúsculas y la de cierre en mayúsculas</text:span>.</text:p>
      <text:p text:style-name="P26"/>
      <text:h text:style-name="Heading_20_3" text:outline-level="3" text:is-list-header="true"><text:bookmark-start text:name="__RefHeading___Toc993_1329698060"/>Ejercicio 1c)<text:bookmark-end text:name="__RefHeading___Toc993_1329698060"/></text:h>
      <text:p text:style-name="Text_20_body"/>
      <text:p text:style-name="Text_20_body"><text:tab/>&lt;negrita&gt;&lt;italica&gt;Texto XML&lt;/negrita&gt;&lt;/italica&gt;</text:p>
      <text:p text:style-name="Text_20_body"/>
      <text:h text:style-name="P50" text:outline-level="4"><text:bookmark-start text:name="__RefHeading___Toc995_1329698060"/>Respuesta:<text:bookmark-end text:name="__RefHeading___Toc995_1329698060"/></text:h>
      <text:p text:style-name="P28">En este ejercicio podemos observar <text:span text:style-name="T3">que las etiquetas están mal anidadas</text:span>.</text:p>
      <text:p text:style-name="P28"/>
      <text:h text:style-name="Heading_20_3" text:outline-level="3" text:is-list-header="true"><text:bookmark-start text:name="__RefHeading___Toc997_1329698060"/><text:soft-page-break/>Ejercicio 1d)<text:bookmark-end text:name="__RefHeading___Toc997_1329698060"/></text:h>
      <text:p text:style-name="Text_20_body"/>
      <text:p text:style-name="Text_20_body"><text:tab/>&lt;rango&gt;1 &lt; 5 &amp; 11 &gt; 7&lt;/rango&gt;</text:p>
      <text:p text:style-name="Text_20_body"/>
      <text:h text:style-name="P50" text:outline-level="4"><text:bookmark-start text:name="__RefHeading___Toc999_1329698060"/>Respuesta:<text:bookmark-end text:name="__RefHeading___Toc999_1329698060"/></text:h>
      <text:p text:style-name="P28">En este ejercicio <text:span text:style-name="T3">se usan caracteres especiales sin escapar.</text:span></text:p>
      <text:p text:style-name="Text_20_body"/>
      <text:h text:style-name="Heading_20_3" text:outline-level="3" text:is-list-header="true"><text:bookmark-start text:name="__RefHeading___Toc1001_1329698060"/>Ejercicio 1e)<text:bookmark-end text:name="__RefHeading___Toc1001_1329698060"/></text:h>
      <text:p text:style-name="Text_20_body"/>
      <text:p text:style-name="Text_20_body"><text:tab/>&lt;XMLfichero&gt;Marcas.xml&lt;/XMLfichero&gt; </text:p>
      <text:p text:style-name="Text_20_body"/>
      <text:p text:style-name="Text_20_body"/>
      <text:p text:style-name="Text_20_body"/>
      <text:h text:style-name="Heading_20_3" text:outline-level="3" text:is-list-header="true"><text:bookmark-start text:name="__RefHeading___Toc1003_1329698060"/>Ejercicio 1f)<text:bookmark-end text:name="__RefHeading___Toc1003_1329698060"/></text:h>
      <text:p text:style-name="Text_20_body"/>
      <text:p text:style-name="Text_20_body"><text:tab/>&lt;![CDATA[ &lt;[[aa]]&gt;]]&gt;</text:p>
      <text:p text:style-name="Text_20_body"/>
      <text:h text:style-name="P50" text:outline-level="4"><text:bookmark-start text:name="__RefHeading___Toc1005_1329698060"/>Respuesta:<text:bookmark-end text:name="__RefHeading___Toc1005_1329698060"/></text:h>
      <text:p text:style-name="P53">En CDATA no puede incluir la cadena ]]&gt; (CDEnd) en el contenido, de lo contrario, el xml también se analizará incorrectamente.</text:p>
      <text:p text:style-name="Text_20_body"/>
      <text:h text:style-name="Heading_20_3" text:outline-level="3" text:is-list-header="true"><text:bookmark-start text:name="__RefHeading___Toc1007_1329698060"/>Ejercicio 1g)<text:bookmark-end text:name="__RefHeading___Toc1007_1329698060"/></text:h>
      <text:p text:style-name="Text_20_body"/>
      <text:p text:style-name="Text_20_body"><text:tab/>&lt;<text:a xlink:type="simple" xlink:href="mailto:user@uo" text:style-name="Internet_20_link" text:visited-style-name="Visited_20_Internet_20_Link">user@uo</text:a>&gt;Pedro@Empleados&lt;/user@guo&gt;</text:p>
      <text:p text:style-name="Text_20_body"/>
      <text:h text:style-name="P51" text:outline-level="4"><text:bookmark-start text:name="__RefHeading___Toc1009_1329698060"/>Respuesta:<text:bookmark-end text:name="__RefHeading___Toc1009_1329698060"/></text:h>
      <text:p text:style-name="P29"><text:span text:style-name="T4">Las etiquetas de apertura y cierre no coinciden</text:span><text:span text:style-name="T3">.</text:span></text:p>
      <text:h text:style-name="Heading_20_3" text:outline-level="3" text:is-list-header="true"><text:bookmark-start text:name="__RefHeading___Toc1011_1329698060"/><text:soft-page-break/>Ejercicio 1h)<text:bookmark-end text:name="__RefHeading___Toc1011_1329698060"/></text:h>
      <text:p text:style-name="Text_20_body"/>
      <text:p text:style-name="Text_20_body"><text:tab/>&lt;texto&gt;El titular de hoy se basa en esta &lt;subrayado&gt;noticia&lt;subrayado&gt;&lt;/texto&gt;</text:p>
      <text:p text:style-name="Text_20_body"/>
      <text:h text:style-name="P51" text:outline-level="4"><text:bookmark-start text:name="__RefHeading___Toc1013_1329698060"/>Respuesta:<text:bookmark-end text:name="__RefHeading___Toc1013_1329698060"/></text:h>
      <text:p text:style-name="P29"><text:span text:style-name="T4">La etiqueta subrayado no se cierra</text:span><text:span text:style-name="T3">.</text:span></text:p>
      <text:p text:style-name="P22"><text:a xlink:type="simple" xlink:href="#Índice" text:style-name="Internet_20_link" text:visited-style-name="Visited_20_Internet_20_Link"><text:span text:style-name="T5">Volver al índice</text:span></text:a></text:p>
      <text:p text:style-name="P17"/>
      <text:p text:style-name="P17"/>
      <text:h text:style-name="P25" text:outline-level="2"><text:bookmark-start text:name="__RefHeading___Toc1015_1329698060"/>Diseñar un documento válido en XML que permita estructurar la información de una agenda de teléfonos. <text:bookmark-end text:name="__RefHeading___Toc1015_1329698060"/></text:h>
      <text:p text:style-name="P20"><text:span text:style-name="T4">S</text:span>uponer que la información que podemos tener de una persona es su nombre y apellidos, su dirección y sus teléfonos, que pueden ser el teléfono de casa, el móvil y el teléfono del trabajo.</text:p>
      <text:p text:style-name="P20"/>
      <text:p text:style-name="P35">&lt;?xml version="1.0" encoding="UTF-8" standalone="yes"?&gt;</text:p>
      <text:p text:style-name="P35">&lt;!DOCTYPE agenda&gt;</text:p>
      <text:p text:style-name="P36">&lt;agenda&gt;</text:p>
      <text:p text:style-name="P34"><text:span text:style-name="T12"><text:s text:c="4"/></text:span><text:span text:style-name="T14">&lt;persona&gt;</text:span></text:p>
      <text:p text:style-name="P34"><text:span text:style-name="T12"><text:s text:c="8"/></text:span><text:span text:style-name="T14">&lt;nombre&gt;</text:span><text:span text:style-name="T13">Jhon</text:span><text:span text:style-name="T14">&lt;/nombre&gt;</text:span></text:p>
      <text:p text:style-name="P34"><text:span text:style-name="T12"><text:s text:c="8"/></text:span><text:span text:style-name="T14">&lt;apellido1&gt;</text:span><text:span text:style-name="T13">Doe</text:span><text:span text:style-name="T14">&lt;/apellido1&gt;</text:span></text:p>
      <text:p text:style-name="P34"><text:span text:style-name="T12"><text:s text:c="8"/></text:span><text:span text:style-name="T14">&lt;apellido2&gt;</text:span><text:span text:style-name="T13">Doe</text:span><text:span text:style-name="T14">&lt;/apellido2&gt;</text:span></text:p>
      <text:p text:style-name="P34"><text:span text:style-name="T12"><text:s text:c="8"/></text:span><text:span text:style-name="T14">&lt;direccion&gt;</text:span><text:span text:style-name="T13">Calle El espacio, 13</text:span><text:span text:style-name="T14">&lt;/direccion&gt;</text:span></text:p>
      <text:p text:style-name="P34"><text:span text:style-name="T12"><text:s text:c="8"/></text:span><text:span text:style-name="T14">&lt;telefonos&gt;</text:span></text:p>
      <text:p text:style-name="P34"><text:span text:style-name="T12"><text:s text:c="12"/></text:span><text:span text:style-name="T14">&lt;casa&gt;</text:span><text:span text:style-name="T13">555555555</text:span><text:span text:style-name="T14">&lt;/casa&gt;</text:span></text:p>
      <text:p text:style-name="P34"><text:span text:style-name="T12"><text:s text:c="12"/></text:span><text:span text:style-name="T14">&lt;movil&gt;</text:span><text:span text:style-name="T13">666666666</text:span><text:span text:style-name="T14">&lt;/movil&gt;</text:span></text:p>
      <text:p text:style-name="P34"><text:span text:style-name="T12"><text:s text:c="12"/></text:span><text:span text:style-name="T14">&lt;trabajo&gt;</text:span><text:span text:style-name="T13">777777777</text:span><text:span text:style-name="T14">&lt;/trabajo&gt;</text:span></text:p>
      <text:p text:style-name="P34"><text:span text:style-name="T12"><text:s text:c="8"/></text:span><text:span text:style-name="T14">&lt;/telefonos&gt;</text:span></text:p>
      <text:p text:style-name="P34"><text:span text:style-name="T12"><text:s text:c="4"/></text:span><text:span text:style-name="T14">&lt;/persona&gt;</text:span></text:p>
      <text:p text:style-name="P36">&lt;/agenda&gt;</text:p>
      <text:p text:style-name="P23"><text:a xlink:type="simple" xlink:href="#Índice" text:style-name="Internet_20_link" text:visited-style-name="Visited_20_Internet_20_Link"/></text:p>
      <text:p text:style-name="P55"><text:span text:style-name="T17">Nota: Se podría desglosar aún más la información al indicar, por ejemplo, una etiqueta para la calle, el número de vivienda, etc.</text:span></text:p>
      <text:p text:style-name="P23"><text:a xlink:type="simple" xlink:href="#Índice" text:style-name="Internet_20_link" text:visited-style-name="Visited_20_Internet_20_Link"><text:span text:style-name="T5">Volver al índice</text:span></text:a></text:p>
      <text:p text:style-name="P17"/>
      <text:p text:style-name="P17"/>
      <text:h text:style-name="P25" text:outline-level="2"><text:bookmark-start text:name="__RefHeading___Toc1309_2620856587"/>Diseñar un documento válido en XML que permita estructurar la información de las recetas de cocina de un restaurante y aplicarlo a la siguiente receta de cocina. <text:bookmark-end text:name="__RefHeading___Toc1309_2620856587"/></text:h>
      <text:p text:style-name="P21">Hay que hacerlo de modo que un sistema informático pueda realizar búsquedas por ingredientes, cantidad de comensales o nombre de la receta</text:p>
      <text:p text:style-name="P30"/>
      <text:p text:style-name="P31">Sopa de cebolla (4 personas)</text:p>
      <text:p text:style-name="P31">Ingredientes:</text:p>
      <text:p text:style-name="P31"/>
      <text:p text:style-name="P31">1 Kg. de cebollas.</text:p>
      <text:p text:style-name="P31">2 l. de caldo de carne.</text:p>
      <text:p text:style-name="P31">100 gr. mantequilla.</text:p>
      <text:p text:style-name="P31">1 cucharada de harina.</text:p>
      <text:p text:style-name="P31">100 gr. de queso emmental suizo o gruyére rallado.</text:p>
      <text:p text:style-name="P31">Pan tostado en rebanadas.</text:p>
      <text:p text:style-name="P31">Tomillo.</text:p>
      <text:p text:style-name="P31">1 hoja de laurel.</text:p>
      <text:p text:style-name="P31">Pimienta.</text:p>
      <text:p text:style-name="P31">Proceso:</text:p>
      <text:p text:style-name="P31"/>
      <text:p text:style-name="P31">Pelar y partir las cebollas en rodajas finas.</text:p>
      <text:p text:style-name="P31">Rehogarlas con la mantequilla, sal y pimienta a fuego lento hasta que estén transparentes sin dorarse.</text:p>
      <text:p text:style-name="P31">Añadir la harina sin dejar de remover.</text:p>
      <text:p text:style-name="P31">Ponerlo en una cazuela con el caldo, el tomillo y el laurel.</text:p>
      <text:p text:style-name="P31">Dejar cocer a fuego lento durante unos 15 minutos.</text:p>
      <text:p text:style-name="P31">Poner las rebanadas de pan encima, espolvorear el queso y gratinar al horno.</text:p>
      <text:p text:style-name="P17"/>
      <text:p text:style-name="P18"/>
      <text:p text:style-name="P66">&lt;?xml version="1.0" encoding="UTF-8" standalone="yes"?&gt;</text:p>
      <text:p text:style-name="P64"/>
      <text:p text:style-name="P66">&lt;!DOCTYPE sopa&gt;</text:p>
      <text:p text:style-name="P68">&lt;sopa&gt;</text:p>
      <text:p text:style-name="P60"><text:span text:style-name="T12"><text:s text:c="4"/></text:span><text:span text:style-name="T14">&lt;nombrePlato&gt;</text:span><text:span text:style-name="T12">Sopa de cebolla</text:span><text:span text:style-name="T14">&lt;/nombrePlato&gt;</text:span></text:p>
      <text:p text:style-name="P60"><text:span text:style-name="T12"><text:s text:c="4"/></text:span><text:span text:style-name="T14">&lt;comensales&gt;</text:span><text:span text:style-name="T12">4</text:span><text:span text:style-name="T14">&lt;/comensales&gt;</text:span></text:p>
      <text:p text:style-name="P60"><text:span text:style-name="T12"><text:s text:c="4"/></text:span><text:span text:style-name="T14">&lt;ingredientes&gt;</text:span></text:p>
      <text:p text:style-name="P60"><text:span text:style-name="T12"><text:s text:c="8"/></text:span><text:span text:style-name="T14">&lt;ingrediente&gt;</text:span></text:p>
      <text:p text:style-name="P60"><text:span text:style-name="T12"><text:s text:c="12"/></text:span><text:span text:style-name="T14">&lt;cantidad&gt;</text:span><text:span text:style-name="T12">1</text:span><text:span text:style-name="T14">&lt;/cantidad&gt;</text:span></text:p>
      <text:p text:style-name="P60"><text:span text:style-name="T12"><text:s text:c="12"/></text:span><text:span text:style-name="T14">&lt;unidad&gt;</text:span><text:span text:style-name="T12">kg</text:span><text:span text:style-name="T14">&lt;/unidad&gt;</text:span></text:p>
      <text:p text:style-name="P60"><text:span text:style-name="T12"><text:s text:c="12"/></text:span><text:span text:style-name="T14">&lt;nombreIngrediente&gt;</text:span><text:span text:style-name="T12">Cebollas</text:span><text:span text:style-name="T14">&lt;/nombreIngrediente&gt;</text:span></text:p>
      <text:p text:style-name="P60"><text:span text:style-name="T12"><text:s text:c="8"/></text:span><text:span text:style-name="T14">&lt;/ingrediente&gt;</text:span></text:p>
      <text:p text:style-name="P60"><text:span text:style-name="T12"><text:s text:c="8"/></text:span><text:span text:style-name="T14">&lt;ingrediente&gt;</text:span></text:p>
      <text:p text:style-name="P60"><text:span text:style-name="T12"><text:s text:c="12"/></text:span><text:span text:style-name="T14">&lt;cantidad&gt;</text:span><text:span text:style-name="T12">2</text:span><text:span text:style-name="T14">&lt;/cantidad&gt;</text:span></text:p>
      <text:p text:style-name="P60"><text:span text:style-name="T12"><text:s text:c="12"/></text:span><text:span text:style-name="T14">&lt;unidad&gt;</text:span><text:span text:style-name="T12">lt</text:span><text:span text:style-name="T14">&lt;/unidad&gt;</text:span></text:p>
      <text:p text:style-name="P60"><text:span text:style-name="T12"><text:s text:c="12"/></text:span><text:span text:style-name="T14">&lt;nombreIngrediente&gt;</text:span><text:span text:style-name="T12">Caldo de Carne</text:span><text:span text:style-name="T14">&lt;/nombreIngrediente&gt;</text:span></text:p>
      <text:p text:style-name="P60"><text:span text:style-name="T12"><text:s text:c="8"/></text:span><text:span text:style-name="T14">&lt;/ingrediente&gt;</text:span></text:p>
      <text:p text:style-name="P60"><text:span text:style-name="T12"><text:s text:c="8"/></text:span><text:span text:style-name="T14">&lt;ingrediente&gt;</text:span></text:p>
      <text:p text:style-name="P60"><text:span text:style-name="T12"><text:s text:c="12"/></text:span><text:span text:style-name="T14">&lt;cantidad&gt;</text:span><text:span text:style-name="T12">100</text:span><text:span text:style-name="T14">&lt;/cantidad&gt;</text:span></text:p>
      <text:p text:style-name="P60"><text:span text:style-name="T12"><text:s text:c="12"/></text:span><text:span text:style-name="T14">&lt;unidad&gt;</text:span><text:span text:style-name="T12">gr</text:span><text:span text:style-name="T14">&lt;/unidad&gt;</text:span></text:p>
      <text:p text:style-name="P60"><text:span text:style-name="T12"><text:s text:c="12"/></text:span><text:span text:style-name="T14">&lt;nombreIngrediente&gt;</text:span><text:span text:style-name="T12">Mantequilla</text:span><text:span text:style-name="T14">&lt;/nombreIngrediente&gt;</text:span></text:p>
      <text:p text:style-name="P60"><text:span text:style-name="T12"><text:s text:c="8"/></text:span><text:span text:style-name="T14">&lt;/ingrediente&gt;</text:span></text:p>
      <text:p text:style-name="P60"><text:span text:style-name="T12"><text:s text:c="8"/></text:span><text:span text:style-name="T14">&lt;ingrediente&gt;</text:span></text:p>
      <text:p text:style-name="P60"><text:span text:style-name="T12"><text:s text:c="12"/></text:span><text:span text:style-name="T14">&lt;cantidad&gt;</text:span><text:span text:style-name="T12">1</text:span><text:span text:style-name="T14">&lt;/cantidad&gt;</text:span></text:p>
      <text:p text:style-name="P60"><text:span text:style-name="T12"><text:s text:c="12"/></text:span><text:span text:style-name="T14">&lt;unidad&gt;</text:span><text:span text:style-name="T12">cucharada</text:span><text:span text:style-name="T14">&lt;/unidad&gt;</text:span></text:p>
      <text:p text:style-name="P60"><text:span text:style-name="T12"><text:s text:c="12"/></text:span><text:span text:style-name="T14">&lt;nombreIngrediente&gt;</text:span><text:span text:style-name="T12">Harina</text:span><text:span text:style-name="T14">&lt;/nombreIngrediente&gt;</text:span></text:p>
      <text:p text:style-name="P60"><text:span text:style-name="T12"><text:s text:c="8"/></text:span><text:span text:style-name="T14">&lt;/ingrediente&gt;</text:span></text:p>
      <text:p text:style-name="P60"><text:span text:style-name="T12"><text:s text:c="8"/></text:span><text:span text:style-name="T14">&lt;ingrediente&gt;</text:span></text:p>
      <text:p text:style-name="P60"><text:span text:style-name="T12"><text:s text:c="12"/></text:span><text:span text:style-name="T14">&lt;cantidad&gt;</text:span><text:span text:style-name="T12">100</text:span><text:span text:style-name="T14">&lt;/cantidad&gt;</text:span></text:p>
      <text:p text:style-name="P60"><text:span text:style-name="T12"><text:s text:c="12"/></text:span><text:span text:style-name="T14">&lt;unidad&gt;</text:span><text:span text:style-name="T12">gr</text:span><text:span text:style-name="T14">&lt;/unidad&gt;</text:span></text:p>
      <text:p text:style-name="P60"><text:span text:style-name="T12"><text:s text:c="2"/><text:tab/><text:tab/> <text:s text:c="2"/></text:span><text:span text:style-name="T14">&lt;nombreIngrediente&gt;</text:span><text:span text:style-name="T12">queso emmental suizo o gruyére <text:tab/><text:tab/><text:tab/><text:tab/><text:tab/><text:tab/>rallado</text:span><text:span text:style-name="T14">&lt;/nombreIngrediente&gt;</text:span></text:p>
      <text:p text:style-name="P60"><text:span text:style-name="T12"><text:s text:c="8"/></text:span><text:span text:style-name="T14">&lt;/ingrediente&gt;</text:span></text:p>
      <text:p text:style-name="P60"><text:span text:style-name="T12"><text:s text:c="8"/></text:span><text:span text:style-name="T14">&lt;ingrediente&gt;</text:span></text:p>
      <text:p text:style-name="P60"><text:span text:style-name="T12"><text:s text:c="8"/><text:tab/> <text:s text:c="2"/></text:span><text:span text:style-name="T14">&lt;nombreIngrediente&gt;</text:span><text:span text:style-name="T12">Pan tostado en <text:tab/><text:tab/><text:tab/><text:tab/><text:tab/><text:tab/><text:tab/><text:tab/>rebanadas.</text:span><text:span text:style-name="T14">&lt;/nombreIngrediente&gt;</text:span></text:p>
      <text:p text:style-name="P60"><text:span text:style-name="T12"><text:s text:c="8"/></text:span><text:span text:style-name="T14">&lt;/ingrediente&gt;</text:span></text:p>
      <text:p text:style-name="P60"><text:span text:style-name="T12"><text:s text:c="8"/></text:span><text:span text:style-name="T14">&lt;ingrediente&gt;</text:span></text:p>
      <text:p text:style-name="P60"><text:span text:style-name="T12"><text:s text:c="12"/></text:span><text:span text:style-name="T14">&lt;nombreIngrediente&gt;</text:span><text:span text:style-name="T12">Tomillo</text:span><text:span text:style-name="T14">&lt;/nombreIngrediente&gt;</text:span></text:p>
      <text:p text:style-name="P60"><text:span text:style-name="T12"><text:s text:c="8"/></text:span><text:span text:style-name="T14">&lt;/ingrediente&gt;</text:span></text:p>
      <text:p text:style-name="P60"><text:span text:style-name="T12"><text:s text:c="8"/></text:span><text:span text:style-name="T14">&lt;ingrediente&gt;</text:span></text:p>
      <text:p text:style-name="P60"><text:span text:style-name="T12"><text:s text:c="12"/></text:span><text:span text:style-name="T14">&lt;cantidad&gt;</text:span><text:span text:style-name="T12">1</text:span><text:span text:style-name="T14">&lt;/cantidad&gt;</text:span></text:p>
      <text:p text:style-name="P60"><text:span text:style-name="T12"><text:s text:c="12"/></text:span><text:span text:style-name="T14">&lt;unidad&gt;</text:span><text:span text:style-name="T12">hoja</text:span><text:span text:style-name="T14">&lt;/unidad&gt;</text:span></text:p>
      <text:p text:style-name="P60"><text:span text:style-name="T12"><text:s text:c="12"/></text:span><text:span text:style-name="T14">&lt;nombreIngrediente&gt;</text:span><text:span text:style-name="T12">Laurel</text:span><text:span text:style-name="T14">&lt;/nombreIngrediente&gt;</text:span></text:p>
      <text:p text:style-name="P60"><text:soft-page-break/><text:span text:style-name="T12"><text:s text:c="8"/></text:span><text:span text:style-name="T14">&lt;/ingrediente&gt;</text:span></text:p>
      <text:p text:style-name="P60"><text:span text:style-name="T12"><text:s text:c="8"/></text:span><text:span text:style-name="T14">&lt;ingrediente&gt;</text:span></text:p>
      <text:p text:style-name="P60"><text:span text:style-name="T12"><text:s text:c="12"/></text:span><text:span text:style-name="T14">&lt;nombreIngrediente&gt;</text:span><text:span text:style-name="T12">Pimienta</text:span><text:span text:style-name="T14">&lt;/nombreIngrediente&gt;</text:span></text:p>
      <text:p text:style-name="P60"><text:span text:style-name="T12"><text:s text:c="8"/></text:span><text:span text:style-name="T14">&lt;/ingrediente&gt;</text:span></text:p>
      <text:p text:style-name="P60"><text:span text:style-name="T12"><text:s text:c="4"/></text:span><text:span text:style-name="T14">&lt;/ingredientes&gt;</text:span></text:p>
      <text:p text:style-name="P60"><text:span text:style-name="T12"><text:s text:c="4"/></text:span><text:span text:style-name="T14">&lt;proceso&gt;</text:span></text:p>
      <text:p text:style-name="P60"><text:span text:style-name="T12"><text:s text:c="8"/></text:span><text:span text:style-name="T14">&lt;paso</text:span><text:span text:style-name="T12"> </text:span><text:span text:style-name="T15">orden=</text:span><text:span text:style-name="T16">"1"</text:span><text:span text:style-name="T14">&gt;</text:span><text:span text:style-name="T12">Pelar y partir las cebollas en rodajas <text:tab/><text:tab/><text:tab/><text:tab/><text:tab/>finas.</text:span><text:span text:style-name="T14">&lt;/paso&gt;</text:span></text:p>
      <text:p text:style-name="P60"><text:span text:style-name="T12"><text:s text:c="8"/></text:span><text:span text:style-name="T14">&lt;paso</text:span><text:span text:style-name="T12"> </text:span><text:span text:style-name="T15">orden=</text:span><text:span text:style-name="T16">"2"</text:span><text:span text:style-name="T14">&gt;</text:span><text:span text:style-name="T12">Rehogarlas con la mantequilla, sal y pimienta a <text:tab/><text:tab/><text:tab/><text:tab/>fuego lento hasta que estén transparentes sin <text:tab/><text:tab/><text:tab/><text:tab/>dorarse.</text:span><text:span text:style-name="T14">&lt;/paso&gt;</text:span></text:p>
      <text:p text:style-name="P60"><text:span text:style-name="T12"><text:s text:c="8"/></text:span><text:span text:style-name="T14">&lt;paso</text:span><text:span text:style-name="T12"> </text:span><text:span text:style-name="T15">orden=</text:span><text:span text:style-name="T16">"3"</text:span><text:span text:style-name="T14">&gt;</text:span><text:span text:style-name="T12">Añadir la harina sin dejar de remover.</text:span><text:span text:style-name="T14">&lt;/paso&gt;</text:span></text:p>
      <text:p text:style-name="P60"><text:span text:style-name="T12"><text:s text:c="8"/></text:span><text:span text:style-name="T14">&lt;paso</text:span><text:span text:style-name="T12"> </text:span><text:span text:style-name="T15">orden=</text:span><text:span text:style-name="T16">"4"</text:span><text:span text:style-name="T14">&gt;</text:span><text:span text:style-name="T12">Ponerlo en una cazuela con el caldo, el tomillo y <text:tab/><text:tab/><text:tab/><text:tab/>el laurel</text:span><text:span text:style-name="T14">&lt;/paso&gt;</text:span></text:p>
      <text:p text:style-name="P60"><text:span text:style-name="T12"><text:s text:c="8"/></text:span><text:span text:style-name="T14">&lt;paso</text:span><text:span text:style-name="T12"> </text:span><text:span text:style-name="T15">orden=</text:span><text:span text:style-name="T16">"5"</text:span><text:span text:style-name="T14">&gt;</text:span><text:span text:style-name="T12">Dejar cocer a fuego lento durante unos 15 <text:tab/><text:tab/><text:tab/><text:tab/><text:tab/>minutos.</text:span><text:span text:style-name="T14">&lt;/paso&gt;</text:span></text:p>
      <text:p text:style-name="P60"><text:span text:style-name="T12"><text:s text:c="8"/></text:span><text:span text:style-name="T14">&lt;paso</text:span><text:span text:style-name="T12"> </text:span><text:span text:style-name="T15">orden=</text:span><text:span text:style-name="T16">"6"</text:span><text:span text:style-name="T14">&gt;</text:span><text:span text:style-name="T12">Poner las rebanadas de pan encima, espolvorear el <text:tab/><text:tab/><text:tab/><text:tab/>queso y gratinar al horno.</text:span><text:span text:style-name="T14">&lt;/paso&gt;</text:span></text:p>
      <text:p text:style-name="P64"/>
      <text:p text:style-name="P60"><text:span text:style-name="T12"><text:s text:c="4"/></text:span><text:span text:style-name="T14">&lt;/proceso&gt;</text:span></text:p>
      <text:p text:style-name="P68">&lt;/sopa&gt;</text:p>
      <text:p text:style-name="P24"><text:a xlink:type="simple" xlink:href="#Índice" text:style-name="Internet_20_link" text:visited-style-name="Visited_20_Internet_20_Link"/></text:p>
      <text:p text:style-name="P58">Nótese el uso del atributo “orden” en la etiqueta “paso” para poder identificar así su orden de ejecución</text:p>
      <text:p text:style-name="P24"><text:a xlink:type="simple" xlink:href="#Índice" text:style-name="Internet_20_link" text:visited-style-name="Visited_20_Internet_20_Link"><text:span text:style-name="T5">Volver al índice</text:span></text:a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h text:style-name="P25" text:outline-level="2"><text:bookmark-start text:name="__RefHeading___Toc1311_2620856587"/>Diseñar un documento XML válido que permita estructurar la información para permitir su gestión informática de los alumnos de un modulo del ciclo formativo DAM. <text:bookmark-end text:name="__RefHeading___Toc1311_2620856587"/></text:h>
      <text:p text:style-name="P54"/>
      <text:p text:style-name="P54">Aplicarlo al módulo de Lenguajes de Marcas y Sistemas de Gestión de Información sabiendo que tiene asignadas 4 horas semanales y es de carácter obligatorio. El modulo se imparte entre el 15 de septiembre de 2010 y el 30 de junio de 2011. Hay matriculados dos alumnos:</text:p>
      <text:list xml:id="list1910259932" text:style-name="L2">
        <text:list-item>
          <text:p text:style-name="P59"><text:bookmark text:name="yui_3_17_2_1_1665622687429_43"/><text:span text:style-name="T7">Ana Fernández Gutiérrez, nif: 16965696L, teléfono: 789654321, </text:span><text:span text:style-name="T10">email: </text:span><text:span text:style-name="T7">ana.fdezgtrrez@hotmail.com, dirección: El Percebe, 13 Santander, </text:span><text:span text:style-name="acronym"><text:span text:style-name="T7">CP: </text:span></text:span><text:span text:style-name="T7">39302. <text:s/>No hay información sobre las faltas de asistencia o sus notas hasta el momento.</text:span></text:p>
        </text:list-item>
        <text:list-item>
          <text:p text:style-name="P59"><text:span text:style-name="T6">Pepito Grillo, </text:span><text:span text:style-name="T8">n</text:span><text:span text:style-name="T6">if: 98765432H, teléfono: 656566555, </text:span><text:span text:style-name="T9">email: </text:span><text:span text:style-name="T6">yhyh@yahoo.com, dirección: El Pez, 5 de Suances, CP: 39401. Su nota es "apto" y no tiene faltas de asistencia.</text:span></text:p>
        </text:list-item>
      </text:list>
      <text:p text:style-name="P17"/>
      <text:p text:style-name="P65">&lt;?xml version="1.0" encoding="UTF-8" standalone="yes"?&gt;</text:p>
      <text:p text:style-name="P63"/>
      <text:p text:style-name="P65">&lt;!DOCTYPE modulos&gt;</text:p>
      <text:p text:style-name="P67">&lt;modulos&gt;</text:p>
      <text:p text:style-name="P61"><text:span text:style-name="T12"><text:s text:c="4"/></text:span><text:span text:style-name="T14">&lt;modulo&gt;</text:span></text:p>
      <text:p text:style-name="P61"><text:span text:style-name="T12"><text:s text:c="8"/></text:span><text:span text:style-name="T14">&lt;nombreModulo&gt;</text:span><text:span text:style-name="T12">Lenguajes de Marcas y Sistemas de Gestión de <text:tab/><text:tab/><text:tab/><text:tab/><text:tab/>Información</text:span><text:span text:style-name="T14">&lt;/nombreModulo&gt;</text:span></text:p>
      <text:p text:style-name="P61"><text:span text:style-name="T12"><text:s text:c="8"/></text:span><text:span text:style-name="T14">&lt;horasSemanales&gt;</text:span><text:span text:style-name="T12">4</text:span><text:span text:style-name="T14">&lt;/horasSemanales&gt;</text:span></text:p>
      <text:p text:style-name="P61"><text:span text:style-name="T12"><text:s text:c="8"/></text:span><text:span text:style-name="T14">&lt;caracter&gt;</text:span><text:span text:style-name="T12">obligatorio</text:span><text:span text:style-name="T14">&lt;/caracter&gt;</text:span></text:p>
      <text:p text:style-name="P61"><text:span text:style-name="T12"><text:s text:c="8"/></text:span><text:span text:style-name="T14">&lt;fInicio&gt;</text:span><text:span text:style-name="T12">15/09/2010</text:span><text:span text:style-name="T14">&lt;/fInicio&gt;</text:span></text:p>
      <text:p text:style-name="P61"><text:span text:style-name="T12"><text:s text:c="8"/></text:span><text:span text:style-name="T14">&lt;fFinal&gt;</text:span><text:span text:style-name="T12">30/06/2011</text:span><text:span text:style-name="T14">&lt;/fFinal&gt;</text:span></text:p>
      <text:p text:style-name="P61"><text:span text:style-name="T12"><text:s text:c="8"/></text:span><text:span text:style-name="T14">&lt;alumnosMatriculados&gt;</text:span></text:p>
      <text:p text:style-name="P61"><text:span text:style-name="T12"><text:s text:c="12"/></text:span><text:span text:style-name="T14">&lt;alumno&gt;</text:span></text:p>
      <text:p text:style-name="P61"><text:span text:style-name="T12"><text:s text:c="16"/></text:span><text:span text:style-name="T14">&lt;nombreAlumno&gt;</text:span><text:span text:style-name="T12">Ana Fernández Gutiérrez</text:span><text:span text:style-name="T14">&lt;/nombreAlumno&gt;</text:span></text:p>
      <text:p text:style-name="P61"><text:span text:style-name="T12"><text:s text:c="16"/></text:span><text:span text:style-name="T14">&lt;nif&gt;</text:span><text:span text:style-name="T12">16965696L</text:span><text:span text:style-name="T14">&lt;/nif&gt;</text:span></text:p>
      <text:p text:style-name="P61"><text:span text:style-name="T12"><text:s text:c="16"/></text:span><text:span text:style-name="T14">&lt;telefono&gt;</text:span><text:span text:style-name="T12">789654321</text:span><text:span text:style-name="T14">&lt;/telefono&gt;</text:span></text:p>
      <text:p text:style-name="P61"><text:span text:style-name="T12"><text:s text:c="16"/></text:span><text:span text:style-name="T14">&lt;email&gt;</text:span><text:span text:style-name="T12">ana.fdezgtrrez@hotmail.com</text:span><text:span text:style-name="T14">&lt;/email&gt;</text:span></text:p>
      <text:p text:style-name="P61"><text:span text:style-name="T12"><text:s text:c="16"/></text:span><text:span text:style-name="T14">&lt;direccion&gt;</text:span><text:span text:style-name="T12">El Percebe, 13 Santander</text:span><text:span text:style-name="T14">&lt;/direccion&gt;</text:span></text:p>
      <text:p text:style-name="P62"><text:span text:style-name="T12"><text:s text:c="16"/></text:span><text:span text:style-name="T14">&lt;codigoPostal&gt;</text:span><text:span text:style-name="T12">39302</text:span><text:span text:style-name="T14">&lt;/codigoPostal&gt;</text:span></text:p>
      <text:p text:style-name="P61"><text:span text:style-name="T12"><text:s text:c="12"/></text:span><text:span text:style-name="T14">&lt;/alumno&gt;</text:span></text:p>
      <text:p text:style-name="P61"><text:span text:style-name="T12"><text:s text:c="12"/></text:span><text:span text:style-name="T14">&lt;alumno&gt;</text:span></text:p>
      <text:p text:style-name="P61"><text:span text:style-name="T12"><text:s text:c="16"/></text:span><text:span text:style-name="T14">&lt;nombreAlumno&gt;</text:span><text:span text:style-name="T12">Pepito Grillo</text:span><text:span text:style-name="T14">&lt;/nombreAlumno&gt;</text:span></text:p>
      <text:p text:style-name="P61"><text:span text:style-name="T12"><text:s text:c="16"/></text:span><text:span text:style-name="T14">&lt;nif&gt;</text:span><text:span text:style-name="T12">98765432H</text:span><text:span text:style-name="T14">&lt;/nif&gt;</text:span></text:p>
      <text:p text:style-name="P61"><text:span text:style-name="T12"><text:s text:c="16"/></text:span><text:span text:style-name="T14">&lt;telefono&gt;</text:span><text:span text:style-name="T12">656566555</text:span><text:span text:style-name="T14">&lt;/telefono&gt;</text:span></text:p>
      <text:p text:style-name="P61"><text:soft-page-break/><text:span text:style-name="T12"><text:s text:c="16"/></text:span><text:span text:style-name="T14">&lt;email&gt;</text:span><text:span text:style-name="T12">yhyh@yahoo.com</text:span><text:span text:style-name="T14">&lt;/email&gt;</text:span></text:p>
      <text:p text:style-name="P61"><text:span text:style-name="T12"><text:s text:c="16"/></text:span><text:span text:style-name="T14">&lt;direccion&gt;</text:span><text:span text:style-name="T12">El Pez, 5 de Suances</text:span><text:span text:style-name="T14">&lt;/direccion&gt;</text:span></text:p>
      <text:p text:style-name="P61"><text:span text:style-name="T12"><text:s text:c="16"/></text:span><text:span text:style-name="T14">&lt;codigoPostal&gt;</text:span><text:span text:style-name="T12">39401</text:span><text:span text:style-name="T14">&lt;/codigoPostal&gt;</text:span></text:p>
      <text:p text:style-name="P61"><text:span text:style-name="T12"><text:s text:c="16"/></text:span><text:span text:style-name="T14">&lt;nota&gt;</text:span><text:span text:style-name="T12">apto</text:span><text:span text:style-name="T14">&lt;/nota&gt;</text:span></text:p>
      <text:p text:style-name="P61"><text:span text:style-name="T12"><text:s text:c="16"/></text:span><text:span text:style-name="T14">&lt;faltasAsistencia&gt;</text:span><text:span text:style-name="T12">0</text:span><text:span text:style-name="T14">&lt;/faltasAsistencia&gt;</text:span></text:p>
      <text:p text:style-name="P61"><text:span text:style-name="T12"><text:s text:c="12"/></text:span><text:span text:style-name="T14">&lt;/alumno&gt;</text:span></text:p>
      <text:p text:style-name="P61"><text:span text:style-name="T12"><text:s text:c="8"/></text:span><text:span text:style-name="T14">&lt;/alumnosMatriculados&gt;</text:span></text:p>
      <text:p text:style-name="P61"><text:span text:style-name="T12"><text:s text:c="4"/></text:span><text:span text:style-name="T14">&lt;/modulo&gt;</text:span></text:p>
      <text:p text:style-name="P67">&lt;/modulos&gt;</text:p>
      <text:p text:style-name="P17"/>
      <text:p text:style-name="P4"><text:a xlink:type="simple" xlink:href="#Índice" text:style-name="Internet_20_link" text:visited-style-name="Visited_20_Internet_20_Link"><text:span text:style-name="T2">Volver al índic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e8f2a1"/>
      <style:paragraph-properties fo:margin-left="2cm" fo:margin-right="2cm" fo:margin-top="0cm" fo:margin-bottom="0cm" style:contextual-spacing="false" fo:text-indent="0cm" style:auto-text-indent="false" fo:background-color="#e8f2a1" fo:padding="0.15cm" fo:border="0.06pt solid #000000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paragraph-rsid="0057460c"/>
    </style:style>
    <style:style style:name="MP3" style:family="paragraph" style:parent-style-name="Footer">
      <style:paragraph-properties fo:text-align="end" style:justify-single-word="false"/>
      <style:text-properties officeooo:paragraph-rsid="0057460c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officeooo:rsid="0049dd0e"/>
    </style:style>
    <style:style style:name="MSect1" style:family="section">
      <style:section-properties text:dont-balance-text-columns="false" style:editable="false">
        <style:columns fo:column-count="2">
          <style:column style:rel-width="6249*" fo:start-indent="0cm" fo:end-indent="0.249cm"/>
          <style:column style:rel-width="3333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Tarea para LMSGI01</text:bookmark-ref></text:p>
        <text:p text:style-name="MP1"/>
        <text:p text:style-name="MP1"/>
      </style:header>
      <style:footer>
        <text:section text:style-name="MSect1" text:name="Sección1">
          <text:p text:style-name="MP2"><text:span text:style-name="MT1"><text:bookmark-ref text:reference-format="text" text:ref-name="autor">Juan Carlos Francisco Mesa</text:bookmark-ref></text:span></text:p>
          <text:p text:style-name="MP3"><text:span text:style-name="MT1"><text:page-number text:select-page="current">9</text:page-number></text:span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01:09:43.086142087</meta:creation-date>
    <meta:editing-duration>PT15M38S</meta:editing-duration>
    <meta:editing-cycles>3</meta:editing-cycles>
    <meta:generator>LibreOffice/7.3.6.2$Linux_X86_64 LibreOffice_project/30$Build-2</meta:generator>
    <dc:title>informes Cesar Manrique</dc:title>
    <dc:date>2022-10-13T12:58:35.254946957</dc:date>
    <meta:document-statistic meta:table-count="0" meta:image-count="1" meta:object-count="0" meta:page-count="13" meta:paragraph-count="196" meta:word-count="937" meta:character-count="8427" meta:non-whitespace-character-count="6735"/>
    <meta:template xlink:type="simple" xlink:actuate="onRequest" xlink:title="informes Cesar Manrique" xlink:href="../../../../Plantillas/informes%20Cesar%20Manrique1.ott" meta:date="2022-10-13T01:09:41.986263273"/>
  </office:meta>
</office:document-meta>
</file>